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lf Assessment Essay</text:p>
      <text:p text:style-name="Standard">Greg Baker</text:p>
      <text:p text:style-name="Standard"/>
      <text:p text:style-name="Standard">My project involves modifying a cellular phone to more securely encrypt its voice communication.</text:p>
      <text:p text:style-name="Standard"/>
      <text:p text:style-name="Standard">Classes I have taken that help prepare me for this project include Computer Science II, Data Structures, Software Engineering, Network Communications and Algorithms I &amp; II. The basics of public key encryption were talked about in Algorithms Design II, and many of the earlier classes used C++ to implement coding, which is the language used in the phone OS. The Android phones use Java, which I learned during High School Computer Science, and that prior experience will be useful if we use that.</text:p>
      <text:p text:style-name="Standard"/>
      <text:p text:style-name="Standard">Much of the code will be written in Java, which is similar syntactically to the C# I used during my co-ops. I am used to working with large, unfamiliar code bases due to my experience, so after a few days of browsing through it I will hopefully become proficient enough to throw something that works together. Much of the code will be written in Java, with a portion of the code written in C and C++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4T14:09:21</meta:creation-date>
    <dc:date>2009-12-04T14:18:42</dc:date>
    <meta:editing-duration>PT00H09M21S</meta:editing-duration>
    <meta:editing-cycles>2</meta:editing-cycles>
    <meta:generator>OpenOffice.org/3.1$Linux OpenOffice.org_project/310m19$Build-9420</meta:generator>
    <meta:document-statistic meta:table-count="0" meta:image-count="0" meta:object-count="0" meta:page-count="1" meta:paragraph-count="5" meta:word-count="178" meta:character-count="1023"/>
  </office:meta>
</office:document-meta>
</file>